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805000002968A0E1B7AB61B7A0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0.15cm" fo:min-width="1cm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1.203cm"/>
    </style:style>
    <style:style style:name="gr4" style:family="graphic" style:parent-style-name="standard">
      <style:graphic-properties draw:stroke="none" svg:stroke-color="#000000" draw:fill="solid" draw:fill-color="#ffffff" draw:opacity="0%" draw:auto-grow-height="true" draw:auto-grow-width="false" fo:max-height="0cm" fo:min-height="0.15cm"/>
      <style:paragraph-properties style:writing-mode="lr-tb"/>
    </style:style>
    <style:style style:name="gr5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text-properties fo:font-size="6pt" style:font-size-asian="6pt" style:font-size-complex="6pt"/>
    </style:style>
    <style:style style:name="P4" style:family="paragraph">
      <loext:graphic-properties draw:fill="solid" draw:fill-color="#ffffff" draw:opacity="0%"/>
      <style:text-properties fo:font-size="6pt" style:font-size-asian="6pt" style:font-size-complex="6pt"/>
    </style:style>
    <style:style style:name="P5" style:family="paragraph">
      <loext:graphic-properties draw:fill-color="#ffffff"/>
    </style:style>
    <style:style style:name="T1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g>
          <draw:frame draw:style-name="gr1" draw:text-style-name="P1" draw:layer="layout" svg:width="27.999cm" svg:height="9.027cm" svg:x="-0.011cm" svg:y="3.36cm">
            <draw:image xlink:href="Pictures/1000020100000805000002968A0E1B7AB61B7A0B.png" xlink:type="simple" xlink:show="embed" xlink:actuate="onLoad" loext:mime-type="image/png">
              <text:p/>
            </draw:image>
          </draw:frame>
          <draw:custom-shape draw:style-name="gr2" draw:text-style-name="P2" draw:layer="layout" svg:width="1.5cm" svg:height="0.4cm" svg:x="6.9cm" svg:y="8.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5cm" svg:height="0.4cm" svg:x="6.9cm" svg:y="10.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703cm" svg:height="0.135cm" svg:x="7.097cm" svg:y="10.5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4" draw:layer="layout" svg:width="2cm" svg:height="0.489cm" svg:x="6.868cm" svg:y="8.653cm">
            <draw:text-box>
              <text:p text:style-name="P3"><text:span text:style-name="T1">authentification</text:span></text:p>
            </draw:text-box>
          </draw:frame>
          <draw:frame draw:style-name="gr4" draw:text-style-name="P4" draw:layer="layout" svg:width="2cm" svg:height="0.489cm" svg:x="6.868cm" svg:y="10.527cm">
            <draw:text-box>
              <text:p text:style-name="P3"><text:span text:style-name="T1">connexion</text:span></text:p>
            </draw:text-box>
          </draw:frame>
        </draw:g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0T15:58:59.179087166</meta:creation-date>
    <dc:date>2022-06-10T16:04:17.136261615</dc:date>
    <meta:editing-duration>PT5M19S</meta:editing-duration>
    <meta:editing-cycles>1</meta:editing-cycles>
    <meta:document-statistic meta:object-count="30"/>
    <meta:generator>LibreOffice/6.4.7.2$Linux_X86_64 LibreOffice_project/40$Build-2</meta:generator>
  </office:meta>
</office:document-meta>
</file>